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-0.0007in" fo:margin-top="0in" fo:margin-bottom="0in" table:align="left" style:writing-mode="lr-tb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5.052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fo:padding="0.0382in" fo:border="0.1pt solid #000000" style:writing-mode="lr-tb"/>
    </style:style>
    <style:style style:name="Table1.A2" style:family="table-cell">
      <style:table-cell-properties fo:padding="0.0382in" fo:border-left="0.1pt solid #000000" fo:border-right="none" fo:border-top="none" fo:border-bottom="0.1pt solid #000000" style:writing-mode="lr-tb"/>
    </style:style>
    <style:style style:name="Table1.B2" style:family="table-cell">
      <style:table-cell-properties fo:padding="0.0382in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loext:opacity="0%" style:font-name="Liberation Sans" fo:font-size="14.1000003814697pt" fo:font-weight="bold" officeooo:rsid="02702419" officeooo:paragraph-rsid="0174185e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2" style:family="paragraph" style:parent-style-name="Text_20_body">
      <style:paragraph-properties fo:margin-left="0in" fo:margin-right="0in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787023" officeooo:paragraph-rsid="0278702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3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font-name="Liberation Serif" fo:font-size="12pt" officeooo:rsid="02767647" officeooo:paragraph-rsid="02767647" style:font-name-asian="Microsoft YaHei" style:font-size-asian="12pt" style:font-name-complex="Lucida Sans" style:font-size-complex="12pt"/>
    </style:style>
    <style:style style:name="P4" style:family="paragraph" style:parent-style-name="Table_20_Contents">
      <style:paragraph-properties fo:orphans="0" fo:widows="0" style:writing-mode="lr-tb">
        <style:tab-stops/>
      </style:paragraph-properties>
      <style:text-properties style:font-name="Liberation Serif" officeooo:rsid="02767647" officeooo:paragraph-rsid="02767647"/>
    </style:style>
    <style:style style:name="P5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Liberation Serif1"/>
    </style:style>
    <style:style style:name="P6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cd86a" officeooo:paragraph-rsid="027cd86a"/>
    </style:style>
    <style:style style:name="P7" style:family="paragraph" style:parent-style-name="Heading_20_1" style:list-style-name="WWNum1"/>
    <style:style style:name="P8" style:family="paragraph" style:parent-style-name="Heading_20_3" style:list-style-name="WWNum1"/>
    <style:style style:name="P9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787023" officeooo:paragraph-rsid="0278702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0" style:family="paragraph" style:parent-style-name="Table_20_Contents" style:list-style-name="L1">
      <style:paragraph-properties fo:text-align="start" style:justify-single-word="false"/>
    </style:style>
    <style:style style:name="P11" style:family="paragraph" style:parent-style-name="Table_20_Contents" style:list-style-name="L1">
      <style:paragraph-properties fo:text-align="start" style:justify-single-word="false"/>
      <style:text-properties officeooo:rsid="027f8096" officeooo:paragraph-rsid="027d3a0f"/>
    </style:style>
    <style:style style:name="P12" style:family="paragraph" style:parent-style-name="Table_20_Contents" style:list-style-name="L1">
      <style:paragraph-properties fo:text-align="start" style:justify-single-word="false"/>
      <style:text-properties officeooo:rsid="0281da0d" officeooo:paragraph-rsid="027dbd61"/>
    </style:style>
    <style:style style:name="T1" style:family="text">
      <style:text-properties style:use-window-font-color="true" loext:opacity="0%" style:font-name="Liberation Sans" fo:font-size="18.2000007629395pt" fo:font-weight="bold" officeooo:rsid="02719d41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2" style:family="text">
      <style:text-properties style:use-window-font-color="true" loext:opacity="0%" style:font-name="Liberation Sans" fo:font-size="18.2000007629395pt" fo:font-weight="bold" officeooo:rsid="02787023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" style:family="text">
      <style:text-properties style:use-window-font-color="true" loext:opacity="0%" style:font-name="Liberation Sans" fo:font-size="12pt" style:font-name-asian="Microsoft YaHei" style:font-size-asian="12pt" style:font-name-complex="Lucida Sans" style:font-size-complex="12pt"/>
    </style:style>
    <style:style style:name="T4" style:family="text">
      <style:text-properties style:use-window-font-color="true" loext:opacity="0%" style:font-name="Liberation Sans" fo:font-size="12pt" officeooo:rsid="0280e4da" style:font-name-asian="Microsoft YaHei" style:font-size-asian="12pt" style:font-name-complex="Lucida Sans" style:font-size-complex="12pt"/>
    </style:style>
    <style:style style:name="T5" style:family="text">
      <style:text-properties style:use-window-font-color="true" loext:opacity="0%" style:font-name="Liberation Sans" fo:font-size="12pt" officeooo:rsid="027e27f8" style:font-name-asian="Microsoft YaHei" style:font-size-asian="12pt" style:font-name-complex="Lucida Sans" style:font-size-complex="12pt"/>
    </style:style>
    <style:style style:name="T6" style:family="text">
      <style:text-properties officeooo:rsid="027e27f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05555581" text:style-name="WWNum1">
        <text:list-item>
          <text:h text:style-name="P7" text:outline-level="1"><text:span text:style-name="T1">Thursday</text:span><text:span text:style-name="T2">s</text:span></text:h>
          <text:list>
            <text:list-item>
              <text:list>
                <text:list-item>
                  <text:h text:style-name="P8" text:outline-level="3">Character Notes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Gondramos (Jacq)</text:p>
          </table:table-cell>
          <table:table-cell table:style-name="Table1.B1" office:value-type="string">
            <text:p text:style-name="P6">Earth elementalist dwarf? Hakaan?</text:p>
          </table:table-cell>
        </table:table-row>
        <table:table-row table:style-name="Table1.1">
          <table:table-cell table:style-name="Table1.A2" office:value-type="string">
            <text:p text:style-name="P4">(Jaspin)</text:p>
          </table:table-cell>
          <table:table-cell table:style-name="Table1.B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3">(Grif)</text:p>
          </table:table-cell>
          <table:table-cell table:style-name="Table1.B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3">(Leg Boy)</text:p>
          </table:table-cell>
          <table:table-cell table:style-name="Table1.B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3">(Panch)</text:p>
          </table:table-cell>
          <table:table-cell table:style-name="Table1.B2" office:value-type="string">
            <text:p text:style-name="P5"/>
          </table:table-cell>
        </table:table-row>
      </table:table>
      <text:list xml:id="list141227338400734" text:continue-numbering="true" text:style-name="WWNum1">
        <text:list-item>
          <text:list>
            <text:list-item>
              <text:list>
                <text:list-item>
                  <text:h text:style-name="P9" text:outline-level="3">Session 1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row table:style-name="TableLine1270533903840">
          <table:table-cell table:style-name="Table2.A1" office:value-type="string">
            <text:list xml:id="list3789215853" text:style-name="L1">
              <text:list-item>
                <text:p text:style-name="P10">Safety: Not trying to approach any line, except gore stuff and hostages (who are all adults). Feelings? X-Card: ping me to test!</text:p>
              </text:list-item>
              <text:list-item>
                <text:p text:style-name="P10">Bio-break at halfway point, 15/20 minutes.</text:p>
              </text:list-item>
              <text:list-item>
                <text:p text:style-name="P11">Owlbear quick rundown: scroll, ping, move character, change numbers, roll dice</text:p>
              </text:list-item>
              <text:list-item>
                <text:p text:style-name="P11">Rule adjudication: I’m using May packet, Forge Steel uses December. Whoever finds a <text:span text:style-name="T4">rule</text:span> first says it and that’s what we’ll do unless I feel strongly otherwise.</text:p>
              </text:list-item>
              <text:list-item>
                <text:p text:style-name="P12">Session 1, please speak in third person! <text:span text:style-name="T3">Instead of</text:span> “I’d like to go”, say “<text:span text:style-name="T5">Gondramos</text:span> wants to go” so we can all learn eachother’s characters. Not a hard rule.</text:p>
              </text:list-item>
            </text:list>
          </table:table-cell>
        </table:table-row>
        <table:table-row table:style-name="TableLine1270533909552">
          <table:table-cell table:style-name="Table2.A2" office:value-type="string">
            <text:list xml:id="list141226559780137" text:continue-numbering="true" text:style-name="L1">
              <text:list-item>
                <text:p text:style-name="P10"/>
              </text:list-item>
            </text:list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2pt" fo:font-weight="normal" officeooo:rsid="001ef3d6" style:font-size-asian="12pt" style:font-weight-asian="normal" style:font-size-complex="12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use-window-font-color="true" loext:opacity="0%" fo:font-size="130%" fo:font-weight="bold" officeooo:rsid="001b50a5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style:font-name="Liberation Sans" fo:font-family="'Liberation Sans'" style:font-family-generic="swiss" style:font-pitch="variable" fo:font-size="12pt" officeooo:rsid="019ea027" style:font-name-asian="Microsoft YaHei" style:font-family-asian="'Microsoft YaHei'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use-window-font-color="true" loext:opacity="0%" fo:font-size="101%" fo:font-weight="bold" officeooo:rsid="00294aa8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use-window-font-color="true" loext:opacity="0%" fo:font-size="95%" fo:font-style="italic" fo:font-weight="bold" officeooo:rsid="005f6810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0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0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0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0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0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0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0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0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1DT12H19M22S</meta:editing-duration>
    <meta:editing-cycles>571</meta:editing-cycles>
    <meta:generator>LibreOffice/7.2.2.2$Windows_X86_64 LibreOffice_project/02b2acce88a210515b4a5bb2e46cbfb63fe97d56</meta:generator>
    <dc:date>2025-07-01T14:12:25.194000000</dc:date>
    <meta:document-statistic meta:table-count="2" meta:image-count="0" meta:object-count="0" meta:page-count="1" meta:paragraph-count="15" meta:word-count="117" meta:character-count="685" meta:non-whitespace-character-count="588"/>
  </office:meta>
</office:document-meta>
</file>